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opendocument cursor-position?></text:p>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25</meta:editing-cycles>
    <dc:date>2005-11-14T17:28:41</dc:date>
    <dc:creator>Anne-Marie Mahfouf</dc:creator>
    <meta:user-defined meta:name="email">annemarie.mahfouf@free.fr</meta:user-defined>
  </office:meta>
</office:document-meta>
</file>